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rsid="000ce6db" officeooo:paragraph-rsid="00131fc0"/>
    </style:style>
    <style:style style:name="P2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0ce6db" officeooo:paragraph-rsid="000ce6db" style:font-size-asian="12pt" style:font-style-asian="normal" style:font-size-complex="12pt" style:font-style-complex="normal"/>
    </style:style>
    <style:style style:name="P3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0ce6db" officeooo:paragraph-rsid="00131fc0" style:font-size-asian="12pt" style:font-style-asian="normal" style:font-size-complex="12pt" style:font-style-complex="normal"/>
    </style:style>
    <style:style style:name="P4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8c42d" officeooo:paragraph-rsid="0018c42d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paragraph-rsid="0018c42d" style:font-size-asian="12pt" style:font-style-asian="normal" style:font-size-complex="12pt" style:font-style-complex="normal"/>
    </style:style>
    <style:style style:name="P6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50f5b" officeooo:paragraph-rsid="00150f5b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a0b6a" officeooo:paragraph-rsid="001a0b6a" style:font-size-asian="12pt" style:font-style-asian="normal" style:font-size-complex="12pt" style:font-style-complex="normal"/>
    </style:style>
    <style:style style:name="P8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paragraph-rsid="001bca97" style:font-size-asian="12pt" style:font-style-asian="normal" style:font-size-complex="12pt" style:font-style-complex="normal"/>
    </style:style>
    <style:style style:name="P9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bca97" officeooo:paragraph-rsid="001bca97" style:font-size-asian="12pt" style:font-style-asian="normal" style:font-size-complex="12pt" style:font-style-complex="normal"/>
    </style:style>
    <style:style style:name="P10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cb8c2" officeooo:paragraph-rsid="001cb8c2" style:font-size-asian="12pt" style:font-style-asian="normal" style:font-size-complex="12pt" style:font-style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paragraph-rsid="00114fda" style:text-blinking="false" fo:background-color="transparent" style:font-size-asian="12pt" style:font-style-asian="normal" style:font-size-complex="12pt" style:font-style-complex="normal"/>
    </style:style>
    <style:style style:name="P12" style:family="paragraph" style:parent-style-name="Standard">
      <style:text-properties officeooo:paragraph-rsid="000f67af"/>
    </style:style>
    <style:style style:name="P13" style:family="paragraph" style:parent-style-name="Standard">
      <style:text-properties officeooo:paragraph-rsid="00114fda"/>
    </style:style>
    <style:style style:name="P14" style:family="paragraph" style:parent-style-name="Standard">
      <style:text-properties fo:color="#000000" style:font-name="Abyssinica SIL" fo:font-size="12pt" fo:font-style="normal" officeooo:rsid="000ce6db" officeooo:paragraph-rsid="000ce6db" style:font-size-asian="12pt" style:font-style-asian="normal" style:font-size-complex="12pt" style:font-style-complex="normal"/>
    </style:style>
    <style:style style:name="P15" style:family="paragraph" style:parent-style-name="Standard">
      <style:text-properties fo:color="#000000" style:font-name="Abyssinica SIL" fo:font-size="12pt" fo:font-style="normal" officeooo:rsid="000ce6db" officeooo:paragraph-rsid="00131fc0" style:font-size-asian="12pt" style:font-style-asian="normal" style:font-size-complex="12pt" style:font-style-complex="normal"/>
    </style:style>
    <style:style style:name="P16" style:family="paragraph" style:parent-style-name="Standard">
      <style:text-properties fo:color="#000000" style:font-name="Abyssinica SIL" fo:font-size="12pt" fo:font-style="normal" officeooo:paragraph-rsid="00192d86" style:font-size-asian="12pt" style:font-style-asian="normal" style:font-size-complex="12pt" style:font-style-complex="normal"/>
    </style:style>
    <style:style style:name="P17" style:family="paragraph" style:parent-style-name="Standard">
      <style:text-properties fo:color="#000000" style:font-name="Abyssinica SIL" fo:font-size="12pt" fo:font-style="normal" officeooo:paragraph-rsid="00150f5b" style:font-size-asian="12pt" style:font-style-asian="normal" style:font-size-complex="12pt" style:font-style-complex="normal"/>
    </style:style>
    <style:style style:name="P18" style:family="paragraph" style:parent-style-name="Standard">
      <style:text-properties fo:color="#000000" style:font-name="Abyssinica SIL" fo:font-size="12pt" fo:font-style="normal" officeooo:rsid="00154f49" officeooo:paragraph-rsid="00154f49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variant="normal" fo:text-transform="none" fo:color="#000000" style:font-name="Abyssinica SIL" fo:font-size="12pt" fo:letter-spacing="normal" fo:font-style="normal" fo:font-weight="normal" officeooo:rsid="000ce6db" officeooo:paragraph-rsid="000ce6db" style:font-size-asian="12pt" style:font-style-asian="normal" style:font-size-complex="12pt" style:font-style-complex="normal"/>
    </style:style>
    <style:style style:name="P20" style:family="paragraph" style:parent-style-name="Text_20_body">
      <style:text-properties fo:color="#000000" style:font-name="Abyssinica SIL" fo:font-size="12pt" fo:font-style="normal" style:font-size-asian="12pt" style:font-style-asian="normal" style:font-size-complex="12pt" style:font-style-complex="normal"/>
    </style:style>
    <style:style style:name="P21" style:family="paragraph" style:parent-style-name="Text_20_body">
      <style:text-properties fo:color="#000000" style:font-name="Abyssinica SIL" fo:font-size="12pt" fo:font-style="normal" officeooo:rsid="000d6363" style:font-size-asian="12pt" style:font-style-asian="normal" style:font-size-complex="12pt" style:font-style-complex="normal"/>
    </style:style>
    <style:style style:name="P22" style:family="paragraph" style:parent-style-name="Standard">
      <style:text-properties officeooo:paragraph-rsid="000f67af"/>
    </style:style>
    <style:style style:name="P23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0ce6db" officeooo:paragraph-rsid="000ce6db" style:font-size-asian="12pt" style:font-style-asian="normal" style:font-size-complex="12pt" style:font-style-complex="normal"/>
    </style:style>
    <style:style style:name="P24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2395fe" officeooo:paragraph-rsid="002395fe" style:font-size-asian="12pt" style:font-style-asian="normal" style:font-size-complex="12pt" style:font-style-complex="normal"/>
    </style:style>
    <style:style style:name="P2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Abyssinica SIL" fo:font-size="12pt" fo:letter-spacing="normal" fo:font-style="normal" fo:font-weight="normal" style:font-size-asian="12pt" style:font-style-asian="normal" style:font-size-complex="12pt" style:font-style-complex="normal"/>
    </style:style>
    <style:style style:name="T1" style:family="text">
      <style:text-properties officeooo:rsid="000ce6db"/>
    </style:style>
    <style:style style:name="T2" style:family="text">
      <style:text-properties officeooo:rsid="000d6363"/>
    </style:style>
    <style:style style:name="T3" style:family="text">
      <style:text-properties officeooo:rsid="000e2fa7"/>
    </style:style>
    <style:style style:name="T4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rsid="000f67af" style:text-blinking="false" fo:background-color="#ffffff" loext:char-shading-value="0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rsid="002395fe" style:text-blinking="false" fo:background-color="#ffffff" loext:char-shading-value="0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bold" officeooo:rsid="000f67af" style:text-blinking="false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font-name="Abyssinica SIL" fo:font-size="12pt" fo:letter-spacing="normal" fo:font-style="normal" fo:font-weight="normal" officeooo:rsid="000f67af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000000" style:font-name="Abyssinica SIL" fo:font-size="12pt" fo:letter-spacing="normal" fo:font-style="normal" fo:font-weight="normal" officeooo:rsid="001a0b6a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000000" style:font-name="Abyssinica SIL" fo:font-size="12pt" fo:letter-spacing="normal" fo:font-style="normal" fo:font-weight="normal" officeooo:rsid="00114fda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000000" style:font-name="Abyssinica SIL" fo:font-size="12pt" fo:letter-spacing="normal" fo:font-style="normal" fo:font-weight="normal" officeooo:rsid="001ed266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style:font-name="Abyssinica SIL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font-name="Abyssinica SIL" fo:font-size="12pt" fo:letter-spacing="normal" fo:font-style="normal" fo:font-weight="bold" officeooo:rsid="00114fda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font-name="Abyssinica SIL" fo:font-size="12pt" fo:letter-spacing="normal" fo:font-style="normal" fo:font-weight="bold" officeooo:rsid="000f67af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letter-spacing="normal" officeooo:rsid="000e2fa7"/>
    </style:style>
    <style:style style:name="T16" style:family="text">
      <style:text-properties fo:font-variant="normal" fo:text-transform="none" fo:letter-spacing="normal" fo:font-weight="normal"/>
    </style:style>
    <style:style style:name="T17" style:family="text">
      <style:text-properties fo:font-variant="normal" fo:text-transform="none" fo:letter-spacing="normal" fo:font-weight="normal" officeooo:rsid="00192d86"/>
    </style:style>
    <style:style style:name="T18" style:family="text">
      <style:text-properties fo:font-variant="normal" fo:text-transform="none" fo:letter-spacing="normal" fo:font-weight="normal" officeooo:rsid="001a0b6a"/>
    </style:style>
    <style:style style:name="T19" style:family="text">
      <style:text-properties fo:font-variant="normal" fo:text-transform="none" fo:letter-spacing="normal" fo:font-weight="normal" officeooo:rsid="00154f49"/>
    </style:style>
    <style:style style:name="T20" style:family="text">
      <style:text-properties fo:font-variant="normal" fo:text-transform="none" fo:letter-spacing="normal" fo:font-weight="normal" officeooo:rsid="00150f5b"/>
    </style:style>
    <style:style style:name="T21" style:family="text">
      <style:text-properties fo:font-variant="normal" fo:text-transform="none" fo:letter-spacing="normal" fo:font-weight="normal" officeooo:rsid="001716d4"/>
    </style:style>
    <style:style style:name="T22" style:family="text">
      <style:text-properties fo:font-variant="normal" fo:text-transform="none" fo:letter-spacing="normal" fo:font-weight="bold" style:font-weight-asian="bold" style:font-weight-complex="bold"/>
    </style:style>
    <style:style style:name="T23" style:family="text">
      <style:text-properties fo:font-variant="normal" fo:text-transform="none" fo:letter-spacing="normal" fo:font-weight="bold" officeooo:rsid="00150f5b" style:font-weight-asian="bold" style:font-weight-complex="bold"/>
    </style:style>
    <style:style style:name="T24" style:family="text">
      <style:text-properties officeooo:rsid="00131fc0"/>
    </style:style>
    <style:style style:name="T25" style:family="text">
      <style:text-properties officeooo:rsid="0018c42d"/>
    </style:style>
    <style:style style:name="T26" style:family="text">
      <style:text-properties officeooo:rsid="00192d86"/>
    </style:style>
    <style:style style:name="T27" style:family="text">
      <style:text-properties officeooo:rsid="001bca97"/>
    </style:style>
    <style:style style:name="T28" style:family="text">
      <style:text-properties officeooo:rsid="001cb8c2"/>
    </style:style>
    <style:style style:name="T29" style:family="text">
      <style:text-properties style:font-name="Abyssinica SIL" fo:font-size="12pt" style:font-size-asian="12pt" style:font-style-asian="normal" style:font-size-complex="12pt" style:font-style-complex="normal"/>
    </style:style>
    <style:style style:name="T30" style:family="text">
      <style:text-properties style:font-name="Abyssinica SIL" fo:font-size="12pt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Abyssinica SIL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Abyssinica SIL" fo:font-size="12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8c42d" style:font-weight-asian="bold" style:font-weight-complex="bold"/>
    </style:style>
    <style:style style:name="T35" style:family="text">
      <style:text-properties fo:font-weight="bold" officeooo:rsid="001bca97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 действуест как серверная служба, как промежуточный уровень между PWA и <text:span text:style-name="T2">Magento</text:span>. </text:p>
      <text:p text:style-name="P16"><text:span text:style-name="T3">U </text:span><text:span text:style-name="T26">ведет контроль над </text:span><text:span text:style-name="T3"><text:s/>запросами </text:span><text:span text:style-name="T26">(всеми, по-умолчанию)</text:span><text:span text:style-name="T3"> и отвечает ограниченному набору условий. </text:span><text:span text:style-name="T15"><text:s/></text:span><text:span text:style-name="T16">Его единственная обязанность — унифицировать в централизованном формате </text:span><text:span text:style-name="T17">запросы и ответы</text:span><text:span text:style-name="T16">, которые создают оболочку приложения для </text:span><text:span text:style-name="T17">PWA</text:span><text:span text:style-name="T16">, чтобы и внутренний сервер, и внешний клиент могли использовать одни и те же кроссплатформенные реализации (такие как шаблоны и запросы) для выполнения </text:span><text:span text:style-name="T18">отображения</text:span><text:span text:style-name="T16">.</text:span></text:p>
      <text:p text:style-name="P20"/>
      <text:p text:style-name="P21">Описывает, <text:s/>какой ответ приложение ожидает получить от сервера, как этот запрос лучше сформулировать и как сервер отвечает.</text:p>
      <text:p text:style-name="P14">Основное назначение состоит:</text:p>
      <text:p text:style-name="P14"/>
      <text:p text:style-name="P19"><text:tab/>1.Получить запрос от приложения</text:p>
      <text:list xml:id="list2134600913" text:style-name="L1">
        <text:list-header>
          <text:p text:style-name="P25"><text:span text:style-name="T1">2.</text:span>Определите соответствующую службу или процесс для обработки запроса.</text:p>
          <text:p text:style-name="P25"><text:span text:style-name="T1">3.</text:span>Получите результаты от услуги или процесса</text:p>
          <text:p text:style-name="P25"><text:span text:style-name="T1">4.</text:span>Создайте ответ HTTP из результатов</text:p>
          <text:p text:style-name="P25"><text:span text:style-name="T1">5.</text:span>Отправить ответ обратно в приложение</text:p>
        </text:list-header>
      </text:list>
      <text:p text:style-name="P2"/>
      <text:p text:style-name="P12"><text:span text:style-name="T8">При установке нового проекта </text:span><text:span text:style-name="T9">PWA</text:span><text:span text:style-name="T8">, автоматически создается файл </text:span><text:span text:style-name="T12">upward.yml</text:span><text:span text:style-name="T8">, содежащий ссылки </text:span><text:span text:style-name="T9">на </text:span><text:span text:style-name="T8">объект </text:span><text:span text:style-name="T14">veniaResponse</text:span><text:span text:style-name="T8"> </text:span><text:span text:style-name="T9">находящи</text:span><text:span text:style-name="T11">й</text:span><text:span text:style-name="T9">ся </text:span><text:span text:style-name="T8">в папке <text:s/></text:span><text:a xlink:type="simple" xlink:href="https://github.com/magento/pwa-studio/blob/develop/packages/venia-ui/upward.yml" office:target-frame-name="_blank" xlink:show="new" text:style-name="Internet_20_link" text:visited-style-name="Visited_20_Internet_20_Link"><text:span text:style-name="Source_20_Text">venia-ui</text:span></text:a><text:span text:style-name="Source_20_Text"><text:span text:style-name="T4">.</text:span></text:span></text:p>
      <text:p text:style-name="P12"><text:span text:style-name="Source_20_Text"><text:span text:style-name="T4"/></text:span></text:p>
      <text:p text:style-name="P12"><text:span text:style-name="Source_20_Text"><text:span text:style-name="T4">Именно этот </text:span></text:span><text:span text:style-name="Source_20_Text"><text:span text:style-name="T7">upward.yml</text:span></text:span><text:span text:style-name="Source_20_Text"><text:span text:style-name="T4"> файл передается на сервер при выкладывании проекта в доступ.</text:span></text:span></text:p>
      <text:p text:style-name="P2"/>
      <text:p text:style-name="P13"><text:span text:style-name="T10">При изменнии </text:span><text:span text:style-name="T11">дефолтных </text:span><text:span text:style-name="T10">настроек, именно в файле </text:span><text:span text:style-name="T13">upward.yml</text:span><text:span text:style-name="T8"> </text:span><text:span text:style-name="T10">вносятся изменения в значений свойств </text:span><text:span text:style-name="T13">s</text:span><text:span text:style-name="Source_20_Text"><text:span text:style-name="T12">tatus</text:span></text:span><text:span text:style-name="T12">, </text:span><text:span text:style-name="Source_20_Text"><text:span text:style-name="T12">headers</text:span></text:span><text:span text:style-name="T12">, </text:span><text:span text:style-name="Source_20_Text"><text:span text:style-name="T12">body.</text:span></text:span></text:p>
      <text:p text:style-name="P2"/>
      <text:p text:style-name="P24">Усановки для U указаны в файле <text:span text:style-name="T33">.env</text:span>.</text:p>
      <text:p text:style-name="P2"/>
      <text:p text:style-name="P13"><text:span text:style-name="T10">Или, можно внести изменения в файлы, расположенные в папке </text:span><text:span text:style-name="T13">@magento/</text:span><text:a xlink:type="simple" xlink:href="https://github.com/magento/pwa-studio/tree/develop/packages/extensions/upward-security-headers" text:style-name="Internet_20_link" text:visited-style-name="Visited_20_Internet_20_Link"><text:span text:style-name="T6">upward-security-headers</text:span></text:a></text:p>
      <text:p text:style-name="P11"/>
      <text:p text:style-name="P3">PWA Studio предоставляет две реализации сервера UPWARD: на js или на php</text:p>
      <text:p text:style-name="P3"/>
      <text:p text:style-name="P15">При реализации на Js, в новом проекте, создается по умолчанию или принудительно командо<text:span text:style-name="T24">й </text:span><text:span text:style-name="T22">yarn add @magento/upward-js</text:span></text:p>
      <text:p text:style-name="P1"><text:span text:style-name="T29">После этого, в </text:span><text:a xlink:type="simple" xlink:href="mailto:node_module/@magento" text:style-name="Internet_20_link" text:visited-style-name="Visited_20_Internet_20_Link"><text:span text:style-name="T31">node_module/@magento</text:span></text:a><text:span text:style-name="T32"> </text:span><text:span text:style-name="T29">создаются папки </text:span><text:span text:style-name="T30">upward-security-headers</text:span><text:span text:style-name="T29"> и </text:span><text:span text:style-name="T30">upward-js.</text:span></text:p>
      <text:p text:style-name="P2"><text:soft-page-break/></text:p>
      <text:p text:style-name="P2"/>
      <text:p text:style-name="P4">API сервера</text:p>
      <text:p text:style-name="P5"><text:span text:style-name="T26">Данные переменной</text:span><text:span text:style-name="T25"> </text:span><text:span text:style-name="T33">server</text:span> <text:s/><text:span text:style-name="T26">находятся </text:span><text:span text:style-name="T25"><text:s/>в папке </text:span><text:span text:style-name="T34">@magento/upward-js.</text:span></text:p>
      <text:p text:style-name="P2"/>
      <text:p text:style-name="P17"><text:span text:style-name="T19">Связующее </text:span><text:span text:style-name="T20">ПО</text:span></text:p>
      <text:p text:style-name="P18"><text:span text:style-name="T20">п</text:span><text:span text:style-name="T16">омогает серверу и приложению обмениваться запросами. </text:span></text:p>
      <text:p text:style-name="P17"><text:span text:style-name="T21">При необходимости подгонки под свой проект,</text:span><text:span text:style-name="T20"> вносятся изменения а файл </text:span><text:span text:style-name="T23">middleware</text:span><text:span text:style-name="T20"> </text:span><text:span text:style-name="T21">расположенный </text:span><text:span text:style-name="T20">в </text:span><text:span text:style-name="T23">@magento/upward-js/lib</text:span></text:p>
      <text:p text:style-name="P6"/>
      <text:p text:style-name="P6"/>
      <text:p text:style-name="P6"/>
      <text:p text:style-name="P6"/>
      <text:p text:style-name="P6"/>
      <text:p text:style-name="P7">U позволяет настроить запуск нескольких сайтов PWA из одного бэкэнда Magento.</text:p>
      <text:p text:style-name="P8"><text:span text:style-name="T27">Через командную строку (при помощи git или composer) устанавливаем </text:span><text:span text:style-name="T33">magento2-upward-connector</text:span><text:span text:style-name="T27">, который добавляет </text:span><text:span text:style-name="T35">env.php</text:span><text:span text:style-name="T27"> файл.</text:span></text:p>
      <text:p text:style-name="P9">В этом <text:span text:style-name="T33">env.php</text:span> файле, для каждого из сайтов PWA, прописывается путь к <text:span text:style-name="T33">upward.yml.</text:span> <text:span text:style-name="T28">Это можно делать в непосредственно в файле или через командрную строку.</text:span></text:p>
      <text:p text:style-name="P10">Можно создавать связи как одинаковые для всех проектов, <text:s/>так и <text:s/>уникальные - между сайтом и каждым <text:s/>отдельными частями проект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4:09:37.875405855</meta:creation-date>
    <dc:date>2022-06-09T11:05:46.721088756</dc:date>
    <meta:editing-duration>PT6H5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310" meta:character-count="2340" meta:non-whitespace-character-count="2043"/>
  </office:meta>
</office:document-meta>
</file>